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E0000024182B36C04.png"/>
  <manifest:file-entry manifest:media-type="image/png" manifest:full-path="Pictures/1000000000000268000000D3099B6E4F.png"/>
  <manifest:file-entry manifest:media-type="image/png" manifest:full-path="Pictures/10000000000001650000005158473710.png"/>
  <manifest:file-entry manifest:media-type="image/png" manifest:full-path="Pictures/1000000000000141000000C4F2BF3FDC.png"/>
  <manifest:file-entry manifest:media-type="image/png" manifest:full-path="Pictures/100000000000020A000000EB53DB5E63.png"/>
  <manifest:file-entry manifest:media-type="image/png" manifest:full-path="Pictures/10000000000004880000028A73D25F1A.png"/>
  <manifest:file-entry manifest:media-type="image/png" manifest:full-path="Pictures/10000000000004E50000018A6E02C683.png"/>
  <manifest:file-entry manifest:media-type="image/png" manifest:full-path="Pictures/1000000000000204000000FA39418FFE.png"/>
  <manifest:file-entry manifest:media-type="image/png" manifest:full-path="Pictures/1000000000000200000000BEF76FEC4A.png"/>
  <manifest:file-entry manifest:media-type="image/png" manifest:full-path="Pictures/10000000000002EB0000017C62998A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Condensed" svg:font-family="'Bahnschrift SemiBold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Bold Condensed" fo:font-size="15pt" style:font-size-asian="15pt" style:font-size-complex="15pt"/>
    </style:style>
    <style:style style:name="P2" style:family="paragraph" style:parent-style-name="Standard">
      <style:text-properties style:font-name="Bahnschrift SemiBold Condensed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jercicio obligatorio Git-Hub 2</text:p>
      <text:p text:style-name="P1"/>
      <text:p text:style-name="P1"><draw:frame draw:style-name="fr1" draw:name="gráficos1" text:anchor-type="paragraph" svg:x="0.277cm" svg:y="0.806cm" svg:width="15.99cm" svg:height="4.801cm" draw:z-index="0"><draw:image xlink:href="Pictures/10000000000004E50000018A6E02C683.png" xlink:type="simple" xlink:show="embed" xlink:actuate="onLoad"/></draw:frame>Paso1.-</text:p>
      <text:p text:style-name="P1">Paso2.-</text:p>
      <text:p text:style-name="P1"><draw:frame draw:style-name="fr1" draw:name="gráficos4" text:anchor-type="paragraph" svg:x="0.219cm" svg:y="8.114cm" svg:width="16.298cm" svg:height="5.583cm" draw:z-index="3"><draw:image xlink:href="Pictures/1000000000000268000000D3099B6E4F.png" xlink:type="simple" xlink:show="embed" xlink:actuate="onLoad"/></draw:frame><draw:frame draw:style-name="fr1" draw:name="gráficos3" text:anchor-type="paragraph" svg:x="3.637cm" svg:y="2.646cm" svg:width="8.493cm" svg:height="5.186cm" draw:z-index="2"><draw:image xlink:href="Pictures/1000000000000141000000C4F2BF3FDC.png" xlink:type="simple" xlink:show="embed" xlink:actuate="onLoad"/></draw:frame><draw:frame draw:style-name="fr2" draw:name="gráficos2" text:anchor-type="paragraph" svg:width="9.446cm" svg:height="2.143cm" draw:z-index="1"><draw:image xlink:href="Pictures/10000000000001650000005158473710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Paso3.-</text:p>
      <text:p text:style-name="P1"><draw:frame draw:style-name="fr1" draw:name="gráficos5" text:anchor-type="paragraph" svg:x="1.33cm" svg:y="0.573cm" svg:width="13.811cm" svg:height="6.218cm" draw:z-index="4"><draw:image xlink:href="Pictures/100000000000020A000000EB53DB5E63.png" xlink:type="simple" xlink:show="embed" xlink:actuate="onLoad"/></draw:frame></text:p>
      <text:p text:style-name="P1">Paso4.-</text:p>
      <text:p text:style-name="P1"><draw:frame draw:style-name="fr1" draw:name="gráficos6" text:anchor-type="paragraph" svg:x="0.524cm" svg:y="0.42cm" svg:width="15.954cm" svg:height="8.013cm" draw:z-index="5"><draw:image xlink:href="Pictures/10000000000002EB0000017C62998AC1.png" xlink:type="simple" xlink:show="embed" xlink:actuate="onLoad"/></draw:frame></text:p>
      <text:p text:style-name="P1">Paso5.- </text:p>
      <text:p text:style-name="P1"><draw:frame draw:style-name="fr1" draw:name="gráficos7" text:anchor-type="paragraph" svg:x="1.595cm" svg:y="0.374cm" svg:width="13.547cm" svg:height="5.027cm" draw:z-index="6"><draw:image xlink:href="Pictures/1000000000000200000000BEF76FEC4A.png" xlink:type="simple" xlink:show="embed" xlink:actuate="onLoad"/></draw:frame></text:p>
      <text:p text:style-name="P1"/>
      <text:p text:style-name="P1"><text:soft-page-break/></text:p>
      <text:p text:style-name="P1"><draw:frame draw:style-name="fr1" draw:name="gráficos9" text:anchor-type="paragraph" svg:x="3.071cm" svg:y="10.208cm" svg:width="10.107cm" svg:height="15.266cm" draw:z-index="8"><draw:image xlink:href="Pictures/100000000000017E0000024182B36C04.png" xlink:type="simple" xlink:show="embed" xlink:actuate="onLoad"/></draw:frame><draw:frame draw:style-name="fr3" draw:name="gráficos8" text:anchor-type="paragraph" svg:width="17cm" svg:height="9.525cm" draw:z-index="7"><draw:image xlink:href="Pictures/10000000000004880000028A73D25F1A.png" xlink:type="simple" xlink:show="embed" xlink:actuate="onLoad"/></draw:frame></text:p>
      <text:p text:style-name="P1"><text:soft-page-break/></text:p>
      <text:p text:style-name="P1"><draw:frame draw:style-name="fr2" draw:name="gráficos10" text:anchor-type="paragraph" svg:width="13.653cm" svg:height="6.615cm" draw:z-index="9"><draw:image xlink:href="Pictures/1000000000000204000000FA39418F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Condensed" svg:font-family="'Bahnschrift SemiBold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7T17:31:57.01</meta:creation-date>
    <dc:date>2023-04-17T17:55:45.64</dc:date>
    <meta:editing-duration>PT23M51S</meta:editing-duration>
    <meta:editing-cycles>7</meta:editing-cycles>
    <meta:generator>OpenOffice/4.1.13$Win32 OpenOffice.org_project/4113m1$Build-9810</meta:generator>
    <meta:document-statistic meta:table-count="0" meta:image-count="10" meta:object-count="0" meta:page-count="4" meta:paragraph-count="6" meta:word-count="9" meta:character-count="67"/>
  </office:meta>
</office:document-meta>
</file>